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8228f" officeooo:paragraph-rsid="0008228f" style:font-size-asian="15.75pt" style:font-size-complex="18pt"/>
    </style:style>
    <style:style style:name="P2" style:family="paragraph" style:parent-style-name="Standard">
      <style:text-properties fo:font-size="18pt" officeooo:rsid="0008a649" officeooo:paragraph-rsid="0008a649" style:font-size-asian="15.75pt" style:font-size-complex="18pt"/>
    </style:style>
    <style:style style:name="P3" style:family="paragraph" style:parent-style-name="Standard">
      <style:text-properties fo:font-size="18pt" fo:font-style="normal" style:text-underline-style="none" officeooo:rsid="000bfafc" officeooo:paragraph-rsid="000b63a3" style:font-size-asian="15.75pt" style:font-style-asian="normal" style:font-size-complex="18pt" style:font-style-complex="normal"/>
    </style:style>
    <style:style style:name="P4" style:family="paragraph" style:parent-style-name="Standard">
      <style:text-properties fo:font-size="18pt" fo:font-style="normal" style:text-underline-style="none" officeooo:rsid="000deec5" officeooo:paragraph-rsid="000deec5" style:font-size-asian="15.75pt" style:font-style-asian="normal" style:font-size-complex="18pt" style:font-style-complex="normal"/>
    </style:style>
    <style:style style:name="P5" style:family="paragraph" style:parent-style-name="Standard">
      <style:text-properties fo:font-size="28pt" officeooo:rsid="0008228f" officeooo:paragraph-rsid="0008228f" style:font-size-asian="28pt" style:font-size-complex="28pt"/>
    </style:style>
    <style:style style:name="P6" style:family="paragraph" style:parent-style-name="Standard">
      <style:text-properties fo:font-size="28pt" officeooo:rsid="0008228f" officeooo:paragraph-rsid="0008228f" style:font-size-asian="24.5pt" style:font-size-complex="28pt"/>
    </style:style>
    <style:style style:name="P7" style:family="paragraph" style:parent-style-name="Standard">
      <style:text-properties fo:font-size="28pt" officeooo:rsid="0008a649" officeooo:paragraph-rsid="0008a649" style:font-size-asian="24.5pt" style:font-size-complex="28pt"/>
    </style:style>
    <style:style style:name="P8" style:family="paragraph" style:parent-style-name="Standard">
      <style:text-properties fo:font-size="12pt" officeooo:rsid="000b63a3" officeooo:paragraph-rsid="000b63a3" style:font-size-asian="10.5pt" style:font-size-complex="12pt"/>
    </style:style>
    <style:style style:name="P9" style:family="paragraph" style:parent-style-name="Standard">
      <style:text-properties fo:font-size="40pt" officeooo:rsid="0008228f" officeooo:paragraph-rsid="0008228f" style:font-size-asian="40pt" style:font-size-complex="40pt"/>
    </style:style>
    <style:style style:name="P10" style:family="paragraph" style:parent-style-name="Standard" style:list-style-name="L1">
      <style:text-properties fo:font-size="18pt" officeooo:rsid="0008228f" officeooo:paragraph-rsid="0008228f" style:font-size-asian="15.75pt" style:font-size-complex="18pt"/>
    </style:style>
    <style:style style:name="P11" style:family="paragraph" style:parent-style-name="Standard" style:list-style-name="L2">
      <style:text-properties fo:font-size="18pt" officeooo:rsid="0008a649" officeooo:paragraph-rsid="0008a649" style:font-size-asian="15.75pt" style:font-size-complex="18pt"/>
    </style:style>
    <style:style style:name="P12" style:family="paragraph" style:parent-style-name="Standard" style:list-style-name="L3">
      <style:text-properties fo:font-size="18pt" officeooo:rsid="0008a649" officeooo:paragraph-rsid="0008a649" style:font-size-asian="15.75pt" style:font-size-complex="18pt"/>
    </style:style>
    <style:style style:name="P13" style:family="paragraph" style:parent-style-name="Standard" style:list-style-name="L3">
      <style:text-properties fo:font-size="18pt" officeooo:rsid="000a0dc2" officeooo:paragraph-rsid="000b63a3" style:font-size-asian="15.75pt" style:font-size-complex="18pt"/>
    </style:style>
    <style:style style:name="P14" style:family="paragraph" style:parent-style-name="Standard" style:list-style-name="L10">
      <style:text-properties fo:font-size="18pt" officeooo:rsid="000dc238" officeooo:paragraph-rsid="000dc238" style:font-size-asian="15.75pt" style:font-size-complex="18pt"/>
    </style:style>
    <style:style style:name="P15" style:family="paragraph" style:parent-style-name="Standard" style:list-style-name="L10">
      <style:text-properties fo:font-size="18pt" officeooo:rsid="000deec5" officeooo:paragraph-rsid="000deec5" style:font-size-asian="15.75pt" style:font-size-complex="18pt"/>
    </style:style>
    <style:style style:name="P16" style:family="paragraph" style:parent-style-name="Standard" style:list-style-name="L11">
      <style:text-properties fo:font-size="18pt" officeooo:rsid="000deec5" officeooo:paragraph-rsid="000deec5" style:font-size-asian="15.75pt" style:font-size-complex="18pt"/>
    </style:style>
    <style:style style:name="P17" style:family="paragraph" style:parent-style-name="Standard" style:list-style-name="L12">
      <style:text-properties fo:font-size="18pt" officeooo:rsid="000e49cc" officeooo:paragraph-rsid="000e49cc" style:font-size-asian="15.75pt" style:font-size-complex="18pt"/>
    </style:style>
    <style:style style:name="P18" style:family="paragraph" style:parent-style-name="Standard" style:list-style-name="L5">
      <style:text-properties fo:font-size="18pt" style:text-underline-style="none" officeooo:rsid="000b63a3" officeooo:paragraph-rsid="000b63a3" style:font-size-asian="15.75pt" style:font-size-complex="18pt"/>
    </style:style>
    <style:style style:name="P19" style:family="paragraph" style:parent-style-name="Standard" style:list-style-name="L7">
      <style:text-properties fo:font-size="18pt" fo:font-style="normal" style:text-underline-style="none" officeooo:rsid="000dc238" officeooo:paragraph-rsid="000dc238" style:font-size-asian="15.75pt" style:font-style-asian="normal" style:font-size-complex="18pt" style:font-style-complex="normal"/>
    </style:style>
    <style:style style:name="P20" style:family="paragraph" style:parent-style-name="Standard" style:list-style-name="L8">
      <style:text-properties fo:font-size="18pt" fo:font-style="normal" style:text-underline-style="none" officeooo:rsid="000dc238" officeooo:paragraph-rsid="000dc238" style:font-size-asian="15.75pt" style:font-style-asian="normal" style:font-size-complex="18pt" style:font-style-complex="normal"/>
    </style:style>
    <style:style style:name="P21" style:family="paragraph" style:parent-style-name="Standard" style:list-style-name="L12">
      <style:text-properties fo:font-size="18pt" fo:font-style="normal" style:text-underline-style="none" officeooo:rsid="000deec5" officeooo:paragraph-rsid="000deec5" style:font-size-asian="15.75pt" style:font-style-asian="normal" style:font-size-complex="18pt" style:font-style-complex="normal"/>
    </style:style>
    <style:style style:name="P22" style:family="paragraph" style:parent-style-name="Standard" style:list-style-name="L7">
      <style:text-properties fo:font-size="18pt" fo:font-style="italic" officeooo:rsid="000dc238" officeooo:paragraph-rsid="000dc238" style:font-size-asian="15.75pt" style:font-style-asian="italic" style:font-size-complex="18pt" style:font-style-complex="italic"/>
    </style:style>
    <style:style style:name="P23" style:family="paragraph" style:parent-style-name="Standard" style:list-style-name="L3">
      <style:text-properties officeooo:rsid="000a0dc2" officeooo:paragraph-rsid="000b63a3"/>
    </style:style>
    <style:style style:name="P24" style:family="paragraph" style:parent-style-name="Standard" style:list-style-name="L3">
      <style:text-properties officeooo:rsid="000b63a3" officeooo:paragraph-rsid="000b63a3"/>
    </style:style>
    <style:style style:name="P25" style:family="paragraph" style:parent-style-name="Standard" style:list-style-name="L4">
      <style:text-properties fo:font-size="24pt" officeooo:rsid="000b63a3" officeooo:paragraph-rsid="000b63a3" style:font-size-asian="21pt" style:font-size-complex="24pt"/>
    </style:style>
    <style:style style:name="P26" style:family="paragraph" style:parent-style-name="Standard" style:list-style-name="L6">
      <style:text-properties fo:font-size="24pt" fo:font-style="normal" style:text-underline-style="none" officeooo:rsid="000bfafc" officeooo:paragraph-rsid="000bfafc" style:font-size-asian="24pt" style:font-style-asian="normal" style:font-size-complex="24pt" style:font-style-complex="normal"/>
    </style:style>
    <style:style style:name="P27" style:family="paragraph" style:parent-style-name="Standard" style:list-style-name="L9">
      <style:text-properties fo:font-size="24pt" officeooo:rsid="000dc238" officeooo:paragraph-rsid="000dc238" style:font-size-asian="24pt" style:font-size-complex="24pt"/>
    </style:style>
    <style:style style:name="P28" style:family="paragraph" style:parent-style-name="Standard" style:list-style-name="L5">
      <style:text-properties officeooo:paragraph-rsid="000b63a3"/>
    </style:style>
    <style:style style:name="P29" style:family="paragraph" style:parent-style-name="Standard" style:list-style-name="L5">
      <style:text-properties fo:font-style="normal" officeooo:rsid="000bfafc" officeooo:paragraph-rsid="000bfafc" style:font-style-asian="normal" style:font-style-complex="normal"/>
    </style:style>
    <style:style style:name="P30" style:family="paragraph" style:parent-style-name="Standard" style:list-style-name="L5">
      <style:text-properties fo:font-style="italic" officeooo:rsid="000b63a3" officeooo:paragraph-rsid="000b63a3" style:font-style-asian="italic" style:font-style-complex="italic"/>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eec5"/>
    </style:style>
    <style:style style:name="T4" style:family="text">
      <style:text-properties style:text-underline-style="solid" style:text-underline-width="auto" style:text-underline-color="font-color" officeooo:rsid="00115d68"/>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ize="18pt" style:font-size-asian="15.75pt" style:font-size-complex="18pt"/>
    </style:style>
    <style:style style:name="T7" style:family="text">
      <style:text-properties fo:font-size="18pt" officeooo:rsid="000b63a3" style:font-size-asian="15.75pt" style:font-size-complex="18pt"/>
    </style:style>
    <style:style style:name="T8" style:family="text">
      <style:text-properties fo:font-size="18pt" style:text-underline-style="solid" style:text-underline-width="auto" style:text-underline-color="font-color" officeooo:rsid="000b63a3" style:font-size-asian="15.75pt" style:font-size-complex="18pt"/>
    </style:style>
    <style:style style:name="T9" style:family="text">
      <style:text-properties fo:font-size="18pt" style:text-underline-style="none" style:font-size-asian="15.75pt" style:font-size-complex="18pt"/>
    </style:style>
    <style:style style:name="T10" style:family="text">
      <style:text-properties fo:font-size="18pt" style:text-underline-style="none" officeooo:rsid="000b63a3" style:font-size-asian="15.75pt" style:font-size-complex="18pt"/>
    </style:style>
    <style:style style:name="T11" style:family="text">
      <style:text-properties fo:font-size="18pt" style:text-underline-style="none" officeooo:rsid="000bfafc" style:font-size-asian="15.75pt" style:font-size-complex="18pt"/>
    </style:style>
    <style:style style:name="T12" style:family="text">
      <style:text-properties fo:font-size="18pt" style:text-underline-style="none" officeooo:rsid="00115d68" style:font-size-asian="15.75pt" style:font-size-complex="18pt"/>
    </style:style>
    <style:style style:name="T13" style:family="text">
      <style:text-properties fo:font-size="18pt" style:text-underline-style="none" officeooo:rsid="0011b24c" style:font-size-asian="15.75pt" style:font-size-complex="18pt"/>
    </style:style>
    <style:style style:name="T14" style:family="text">
      <style:text-properties fo:font-size="18pt" style:text-underline-style="none" officeooo:rsid="0015f33b" style:font-size-asian="15.75pt" style:font-size-complex="18pt"/>
    </style:style>
    <style:style style:name="T15" style:family="text">
      <style:text-properties fo:font-size="18pt" fo:font-style="normal" style:text-underline-style="none" officeooo:rsid="000bfafc" style:font-size-asian="15.75pt" style:font-style-asian="normal" style:font-size-complex="18pt" style:font-style-complex="normal"/>
    </style:style>
    <style:style style:name="T16" style:family="text">
      <style:text-properties fo:font-size="18pt" fo:font-style="normal" style:text-underline-style="none" officeooo:rsid="0015f33b" style:font-size-asian="15.75pt" style:font-style-asian="normal" style:font-size-complex="18pt" style:font-style-complex="normal"/>
    </style:style>
    <style:style style:name="T17" style:family="text">
      <style:text-properties fo:font-size="18pt" fo:font-style="italic" style:text-underline-style="solid" style:text-underline-width="auto" style:text-underline-color="font-color" officeooo:rsid="00115d68" style:font-size-asian="15.75pt" style:font-style-asian="italic" style:font-size-complex="18pt" style:font-style-complex="italic"/>
    </style:style>
    <style:style style:name="T18" style:family="text">
      <style:text-properties fo:font-size="24pt" style:font-size-asian="24pt" style:font-size-complex="24pt"/>
    </style:style>
    <style:style style:name="T19" style:family="text">
      <style:text-properties fo:font-size="24pt" fo:font-style="normal" style:text-underline-style="none" style:font-size-asian="24pt" style:font-style-asian="normal" style:font-size-complex="24pt"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0e86d9" style:font-style-asian="normal" style:font-style-complex="normal"/>
    </style:style>
    <style:style style:name="T22" style:family="text">
      <style:text-properties fo:font-style="normal" style:text-underline-style="none" officeooo:rsid="001261bf" style:font-style-asian="normal" style:font-style-complex="normal"/>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officeooo:rsid="000deec5"/>
    </style:style>
    <style:style style:name="T25" style:family="text">
      <style:text-properties officeooo:rsid="0015f33b"/>
    </style:style>
    <style:style style:name="T26" style:family="text">
      <style:text-properties officeooo:rsid="00176f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99cm" fo:text-indent="-0.635cm" fo:margin-left="2.6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34cm" fo:text-indent="-0.635cm" fo:margin-left="3.33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69cm" fo:text-indent="-0.635cm" fo:margin-left="3.96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04cm" fo:text-indent="-0.635cm" fo:margin-left="4.6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39cm" fo:text-indent="-0.635cm" fo:margin-left="5.23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74cm" fo:text-indent="-0.635cm" fo:margin-left="5.87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09cm" fo:text-indent="-0.635cm" fo:margin-left="6.50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44cm" fo:text-indent="-0.635cm" fo:margin-left="7.14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79cm" fo:text-indent="-0.635cm" fo:margin-left="7.779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4"/><text:span text:style-name="T1">X-Ray image processing</text:span></text:p>
      <text:p text:style-name="P9"/>
      <text:p text:style-name="P6">Steps to follow</text:p>
      <text:p text:style-name="P6"/>
      <text:list xml:id="list1567149837" text:style-name="L1">
        <text:list-item>
          <text:p text:style-name="P10">First of all import all the necessary libraries.</text:p>
        </text:list-item>
        <text:list-item>
          <text:p text:style-name="P10">Make sure you have installed openCV and python 3.7 or above.</text:p>
          <text:p text:style-name="P10">Then read the background image and threat image using openCV’s <text:span text:style-name="T5">cv2.imread </text:span>method.</text:p>
        </text:list-item>
        <text:list-item>
          <text:p text:style-name="P10"><text:span text:style-name="T2">orig</text:span><text:span text:style-name="T4">i</text:span><text:span text:style-name="T2">nal_width</text:span> and <text:span text:style-name="T2">original height</text:span> are the width and height of the background image.</text:p>
        </text:list-item>
      </text:list>
      <text:p text:style-name="P1"/>
      <text:p text:style-name="P1"/>
      <text:p text:style-name="P1"/>
      <text:p text:style-name="P7">Functions</text:p>
      <text:p text:style-name="P7"/>
      <text:list xml:id="list2278496331" text:style-name="L2">
        <text:list-item>
          <text:p text:style-name="P11"><text:span text:style-name="T18">scaled()</text:span> :</text:p>
        </text:list-item>
      </text:list>
      <text:list xml:id="list1711891377" text:style-name="L3">
        <text:list-item>
          <text:p text:style-name="P12">this function accepts threat image and scaling factor as a parameters.</text:p>
        </text:list-item>
        <text:list-item>
          <text:p text:style-name="P13">width,height – scales down width and height of the threat image. </text:p>
        </text:list-item>
        <text:list-item>
          <text:p text:style-name="P23"><text:span text:style-name="T7">resized_img</text:span><text:span text:style-name="T6"> <text:s/>- </text:span><text:span text:style-name="T7">resizes the image using above dimensions.</text:span></text:p>
        </text:list-item>
        <text:list-item>
          <text:p text:style-name="P24"><text:span text:style-name="T7">i</text:span><text:span text:style-name="T6">mg_copy – copys resized image and returns it.</text:span></text:p>
        </text:list-item>
      </text:list>
      <text:p text:style-name="P2"/>
      <text:list xml:id="list3220481345" text:style-name="L4">
        <text:list-item>
          <text:p text:style-name="P25">mask<text:span text:style-name="T25">()</text:span>:</text:p>
        </text:list-item>
      </text:list>
      <text:list xml:id="list3083140134" text:style-name="L5">
        <text:list-item>
          <text:p text:style-name="P28"><text:span text:style-name="T7">this function accepts </text:span><text:span text:style-name="T8">rotated_and_resized </text:span><text:span text:style-name="T10"><text:s/>,background image and scaled image as a parameters.</text:span></text:p>
        </text:list-item>
        <text:list-item>
          <text:p text:style-name="P18">lower_white , upper_white are used to specify range of the white colour.</text:p>
        </text:list-item>
        <text:list-item>
          <text:p text:style-name="P29"><text:soft-page-break/><text:span text:style-name="T9">mask – variable is a mask created to </text:span><text:span text:style-name="T13">seperate</text:span><text:span text:style-name="T9"> threat object </text:span><text:span text:style-name="T13">from background</text:span><text:span text:style-name="T9"> </text:span><text:span text:style-name="T12">using openCV’s </text:span><text:span text:style-name="T17">cv2.inRange</text:span><text:span text:style-name="T12"> method</text:span><text:span text:style-name="T9">. </text:span></text:p>
        </text:list-item>
        <text:list-item>
          <text:p text:style-name="P30"><text:span text:style-name="T9">masked_img[mask!=0] = [</text:span><text:span text:style-name="T14">0</text:span><text:span text:style-name="T9">,</text:span><text:span text:style-name="T14">0</text:span><text:span text:style-name="T9">,</text:span><text:span text:style-name="T14">0</text:span><text:span text:style-name="T9">] </text:span><text:span text:style-name="T15">this line changes pixel value to </text:span><text:span text:style-name="T16">black</text:span><text:span text:style-name="T15"> whenever mask is not present.</text:span></text:p>
        </text:list-item>
        <text:list-item>
          <text:p text:style-name="P30"><text:span text:style-name="T11">crop_back[mask == 0]=[255,255,255] </text:span><text:span text:style-name="T15">this line crops the background_image where mask is present.</text:span></text:p>
        </text:list-item>
      </text:list>
      <text:p text:style-name="P3"/>
      <text:list xml:id="list2294749927" text:style-name="L6">
        <text:list-item>
          <text:p text:style-name="P26">Padding():</text:p>
        </text:list-item>
      </text:list>
      <text:list xml:id="list2319811203" text:style-name="L7">
        <text:list-item>
          <text:p text:style-name="P19">this function accepts masked image and top,bottom,left,righ parameters <text:span text:style-name="T26">which are aquired by substracting dimensions of scaled threat image from original threat image</text:span>.<text:span text:style-name="T26">they tell us how much padding to do in each side.</text:span></text:p>
        </text:list-item>
        <text:list-item>
          <text:p text:style-name="P22"><text:span text:style-name="T20">border – uses openCVs </text:span><text:span text:style-name="T2">cv2.copyMakeBorder</text:span><text:span text:style-name="T20"> method to generate border around the image ie it adds padding to the image. We need this because after scaling down we need to make image size equal to background image without increasing the size of the scaled down object.</text:span></text:p>
        </text:list-item>
        <text:list-item>
          <text:p text:style-name="P22"><text:span text:style-name="T20">We resize it and return </text:span><text:span text:style-name="T23">border_resized.</text:span></text:p>
        </text:list-item>
      </text:list>
      <text:list xml:id="list3067856919" text:style-name="L8">
        <text:list-header>
          <text:p text:style-name="P20"/>
        </text:list-header>
      </text:list>
      <text:p text:style-name="P8"/>
      <text:list xml:id="list3095633459" text:style-name="L9">
        <text:list-item>
          <text:p text:style-name="P27">rotate():</text:p>
        </text:list-item>
      </text:list>
      <text:list xml:id="list469077521" text:style-name="L10">
        <text:list-item>
          <text:p text:style-name="P14">this function accepts <text:span text:style-name="T3">border_resized</text:span><text:span text:style-name="T24"> as a parameter.</text:span></text:p>
        </text:list-item>
        <text:list-item>
          <text:p text:style-name="P15">We need scpi’s ndimage library to rotate image</text:p>
          <text:p text:style-name="P15"><text:s/><text:span text:style-name="T5">from scipy import ndimage</text:span></text:p>
        </text:list-item>
        <text:list-item>
          <text:p text:style-name="P15"><text:span text:style-name="T5">black_pix – </text:span><text:span text:style-name="T20">this finds pixel with black value and replaces it with white value using </text:span><text:span text:style-name="T23">rotated[black_pix] = [255,255,255] </text:span><text:span text:style-name="T20"><text:s/>line.</text:span></text:p>
        </text:list-item>
        <text:list-item>
          <text:p text:style-name="P15"><text:span text:style-name="T20">After resizing same as background image returns </text:span><text:span text:style-name="T23">rotated_resized</text:span><text:span text:style-name="T20">.</text:span></text:p>
        </text:list-item>
      </text:list>
      <text:p text:style-name="P4"/>
      <text:p text:style-name="P4"/>
      <text:list xml:id="list155589475" text:style-name="L11">
        <text:list-item>
          <text:p text:style-name="P16"><text:span text:style-name="T19">final_image()</text:span><text:span text:style-name="T20">:</text:span></text:p>
        </text:list-item>
      </text:list>
      <text:list xml:id="list1904543885" text:style-name="L12">
        <text:list-item>
          <text:p text:style-name="P21">this function accepts background image and threat image as a parameteters.</text:p>
        </text:list-item>
        <text:list-item>
          <text:p text:style-name="P17"><text:soft-page-break/><text:span text:style-name="T21">Adds</text:span><text:span text:style-name="T20"> threat image on the </text:span><text:span text:style-name="T22">background ie </text:span><text:span text:style-name="T20">baggage image.And returns modefied im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fo:font-size="24pt" style:font-name-asian="OpenSymbol" style:font-family-asian="OpenSymbol" style:font-charset-asian="x-symbol" style:font-size-asian="21pt" style:font-name-complex="OpenSymbol" style:font-family-complex="OpenSymbol" style:font-charset-complex="x-symbol" style:font-size-complex="24pt"/>
    </style:style>
    <style:style style:name="Numbering_20_Symbols" style:display-name="Numbering Symbols" style:family="text">
      <style:text-properties fo:font-size="18pt" style:font-size-asian="15.75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7:00:50.189034430</meta:creation-date>
    <dc:date>2021-09-16T21:31:13.102500338</dc:date>
    <meta:editing-duration>PT22M14S</meta:editing-duration>
    <meta:editing-cycles>10</meta:editing-cycles>
    <meta:generator>LibreOffice/6.0.7.3$Linux_X86_64 LibreOffice_project/00m0$Build-3</meta:generator>
    <meta:document-statistic meta:table-count="0" meta:image-count="0" meta:object-count="0" meta:page-count="3" meta:paragraph-count="31" meta:word-count="337" meta:character-count="2110" meta:non-whitespace-character-count="1816"/>
  </office:meta>
</office:document-meta>
</file>